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000000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734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68% 100%" fo:font-family="Arial" style:font-style-name="Regular" style:font-family-generic="swiss" fo:font-size="10pt" style:font-family-asian="Arial" style:font-style-name-asian="Regular" style:font-family-generic-asian="swiss" style:font-size-asian="10pt" style:font-weight-asian="normal" style:font-family-complex="Arial" style:font-style-name-complex="Regular" style:font-family-generic-complex="swiss" style:font-size-complex="10pt" style:text-scale="63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7.8cm" svg:y1="11.7cm" svg:x2="7.9cm" svg:y2="15.7cm">
          <text:p/>
        </draw:line>
        <draw:connector draw:style-name="gr2" draw:text-style-name="P1" draw:layer="layout" draw:type="line" svg:x1="7.85cm" svg:y1="11.7cm" svg:x2="1.807cm" svg:y2="11.832cm" draw:start-shape="id1" draw:start-glue-point="0" svg:d="m7850 11700-6043 132">
          <text:p/>
        </draw:connector>
        <draw:connector draw:style-name="gr2" draw:text-style-name="P1" draw:layer="layout" draw:type="line" svg:x1="7.85cm" svg:y1="11.7cm" svg:x2="7.769cm" svg:y2="5.832cm" draw:start-shape="id1" draw:start-glue-point="0" svg:d="m7850 11700-81-5868">
          <text:p/>
        </draw:connector>
        <draw:frame draw:style-name="gr3" draw:layer="layout" svg:width="3.715cm" svg:height="0.962cm" svg:x="6.285cm" svg:y="8.3cm">
          <draw:text-box>
            <text:p>STRAIGHT</text:p>
          </draw:text-box>
        </draw:frame>
        <draw:connector draw:style-name="gr2" draw:text-style-name="P1" draw:layer="layout" draw:type="line" svg:x1="7.85cm" svg:y1="11.7cm" svg:x2="14.328cm" svg:y2="11.757cm" draw:start-shape="id1" draw:start-glue-point="0" svg:d="m7850 11700 6478 57">
          <text:p/>
        </draw:connector>
        <draw:frame draw:style-name="gr4" draw:layer="layout" svg:width="0.502cm" svg:height="1.187cm" svg:x="5.2cm" svg:y="15.4cm">
          <draw:text-box>
            <text:p/>
          </draw:text-box>
        </draw:frame>
        <draw:line draw:style-name="gr1" draw:text-style-name="P1" draw:layer="layout" svg:x1="2.9cm" svg:y1="7.5cm" svg:x2="12.5cm" svg:y2="15.7cm">
          <text:p/>
        </draw:line>
        <draw:line draw:style-name="gr1" draw:text-style-name="P1" draw:layer="layout" svg:x1="3.3cm" svg:y1="15.5cm" svg:x2="12.9cm" svg:y2="7.5cm">
          <text:p/>
        </draw:line>
        <draw:path draw:style-name="gr5" draw:text-style-name="P1" draw:layer="layout" svg:width="4.599cm" svg:height="7.399cm" svg:x="2.9cm" svg:y="8.1cm" svg:viewBox="0 0 4600 7400" svg:d="m0 0c0 6900 0 7400 0 7400l4600-3800z">
          <text:p>LEFT</text:p>
        </draw:path>
        <draw:path draw:style-name="gr6" draw:text-style-name="P1" draw:layer="layout" svg:width="4.599cm" svg:height="7.399cm" draw:transform="rotate (-3.14159265358979) translate (12.7cm 15.3cm)" svg:viewBox="0 0 4600 7400" svg:d="m0 0c0 6900 0 7400 0 7400l4600-3800z">
          <text:p/>
        </draw:path>
        <draw:frame draw:style-name="gr7" draw:layer="layout" svg:width="2.479cm" svg:height="0.962cm" svg:x="9.5cm" svg:y="11.238cm">
          <draw:text-box>
            <text:p>RIGHT</text:p>
          </draw:text-box>
        </draw:frame>
        <draw:custom-shape draw:style-name="gr8" draw:text-style-name="P1" draw:layer="layout" svg:width="1.2cm" svg:height="0.5cm" draw:transform="skewX (0.349065850398866) translate (6.691cm 10.4cm)">
          <text:p/>
          <draw:enhanced-geometry svg:viewBox="0 0 21600 21600" draw:mirror-horizontal="false" draw:mirror-vertical="false" draw:text-areas="0 0 21600 21600" draw:type="circular-arrow" draw:modifiers="180 11.531005809223 8701.05827655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9" draw:text-style-name="P2" draw:layer="layout" svg:width="1.4cm" svg:height="0.984cm" svg:x="6.7cm" svg:y="9.516cm">
          <draw:text-box>
            <text:p><text:span text:style-name="T1">45</text:span><text:span text:style-name="T2">o</text:span></text:p>
          </draw:text-box>
        </draw:frame>
        <draw:frame draw:style-name="gr7" draw:layer="layout" svg:width="0.853cm" svg:height="0.962cm" svg:x="7.7cm" svg:y="13.7cm">
          <draw:text-box>
            <text:p>p</text:p>
          </draw:text-box>
        </draw:frame>
        <draw:custom-shape draw:style-name="gr10" draw:text-style-name="P1" draw:layer="layout" svg:width="0.5cm" svg:height="1.6cm" svg:x="7.2cm" svg:y="13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guide-overhang="0.1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baz Khan</meta:initial-creator>
    <meta:creation-date>2014-05-01T23:29:29</meta:creation-date>
    <dc:date>2014-05-02T02:35:48</dc:date>
    <dc:creator>Arbaz Khan</dc:creator>
    <meta:editing-duration>PT2H51M30S</meta:editing-duration>
    <meta:editing-cycles>3</meta:editing-cycles>
    <meta:generator>LibreOffice/3.5$Linux_x86 LibreOffice_project/350m1$Build-2</meta:generator>
    <meta:document-statistic meta:object-count="15"/>
  </office:meta>
</office:document-meta>
</file>